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00ae00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Arial1" fo:font-size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fo:color="#7f0055"/>
    </style:style>
    <style:style style:name="T8" style:family="text">
      <style:text-properties fo:color="#7f0055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Dodanie nowych plików za pomocą polecenia:</text:p>
      <text:list xml:id="list36464515" text:style-name="L1">
        <text:list-header>
          <text:p text:style-name="P14"/>
        </text:list-header>
      </text:list>
      <text:p text:style-name="P4">php app/console doctrine:generate:crud </text:p>
      <text:p text:style-name="P4">--entity=ApplicationShopAdminBundle:Product</text:p>
      <text:p text:style-name="P4">--route-prefix=application_product </text:p>
      <text:p text:style-name="P4">--with-write </text:p>
      <text:p text:style-name="P4">--format=yml</text:p>
      <text:list xml:id="list36463211" text:continue-numbering="true" text:style-name="L1">
        <text:list-header>
          <text:p text:style-name="P15"/>
        </text:list-header>
      </text:list>
      <text:p text:style-name="P6">src/Application/ShopAdminBundle/Controller/<text:span text:style-name="T1">ProductController.php</text:span></text:p>
      <text:p text:style-name="P6">src/Application/ShopAdminBundle/<text:span text:style-name="T1">Form/ProductType.php</text:span></text:p>
      <text:p text:style-name="P6"/>
      <text:p text:style-name="P6">src/Application/ShopAdminBundle/Resources/config/routing.yml</text:p>
      <text:p text:style-name="P6">src/Application/ShopAdminBundle/Resources/config/<text:span text:style-name="T1">routing/product.yml</text:span></text:p>
      <text:p text:style-name="P6"/>
      <text:p text:style-name="P6">src/Application/ShopAdminBundle/Resources/views/<text:span text:style-name="T1">Product/edit.html.twig</text:span></text:p>
      <text:p text:style-name="P6">src/Application/ShopAdminBundle/Resources/views/<text:span text:style-name="T1">Product/index.html.twig</text:span></text:p>
      <text:p text:style-name="P6">src/Application/ShopAdminBundle/Resources/views/<text:span text:style-name="T1">Product/new.html.twig</text:span></text:p>
      <text:p text:style-name="P6">src/Application/ShopAdminBundle/Resources/views/<text:span text:style-name="T1">Product/show.html.twig</text:span></text:p>
      <text:p text:style-name="P6"/>
      <text:p text:style-name="P6">src/Application/ShopAdminBundle/Tests/Controller/<text:span text:style-name="T1">ProductControllerTest.php</text:span></text:p>
      <text:p text:style-name="P6"/>
      <text:p text:style-name="P3">2. Dodanie przekierowania do ruting-u:</text:p>
      <text:p text:style-name="P3"/>
      <text:p text:style-name="P6">src/Application/ShopAdminBundle/Resources/config/routing.yml</text:p>
      <text:p text:style-name="P6"/>
      <text:p text:style-name="P8">application_shop_admin_product:</text:p>
      <text:p text:style-name="P9"><text:s text:c="4"/>resource: "@ApplicationShopAdminBundle/Resources/config/routing/product.yml"</text:p>
      <text:p text:style-name="P9"><text:s text:c="4"/>prefix: <text:s text:c="2"/>/product</text:p>
      <text:p text:style-name="P10"/>
      <text:p text:style-name="P11">#application_shop_admin_application_admin_product:</text:p>
      <text:p text:style-name="P11"># <text:s text:c="3"/>resource: "@ApplicationShopAdminBundle/Resources/config/routing/product.yml"</text:p>
      <text:p text:style-name="P11"># <text:s text:c="3"/>prefix: <text:s text:c="2"/>/application_admin_product</text:p>
      <text:p text:style-name="P10"/>
      <text:p text:style-name="P10">application_shop_admin_homepage:</text:p>
      <text:p text:style-name="P10"><text:s text:c="4"/>path: <text:s/>/</text:p>
      <text:p text:style-name="P10"><text:s text:c="4"/>defaults: { _controller: ApplicationShopAdminBundle:Start:index }</text:p>
      <text:p text:style-name="P6"/>
      <text:p text:style-name="P13"><text:span text:style-name="T3">3. Dodajemy jeszcze metodę do kategorii i t</text:span><text:span text:style-name="T4">ransakcji</text:span><text:span text:style-name="T3">:</text:span></text:p>
      <text:p text:style-name="P2"/>
      <text:p text:style-name="P2">src/Application/ShopAdminBundle/Entity/Category.php</text:p>
      <text:p text:style-name="P2"/>
      <text:p text:style-name="P9"><text:s text:c="4"/><text:span text:style-name="T5">public function </text:span>__toString()</text:p>
      <text:p text:style-name="P9"><text:s text:c="4"/>{</text:p>
      <text:p text:style-name="P9"><text:s text:c="8"/><text:span text:style-name="T5">return </text:span>$this-&gt;getTitle();</text:p>
      <text:p text:style-name="P9"><text:s text:c="4"/>}</text:p>
      <text:p text:style-name="P2"/>
      <text:p text:style-name="P2">src/Application/ShopAdminBundle/Entity/Transaction.php</text:p>
      <text:p text:style-name="P2"/>
      <text:p text:style-name="P9"><text:s text:c="4"/><text:span text:style-name="T5">public function </text:span>__toString()</text:p>
      <text:p text:style-name="P9"><text:s text:c="4"/>{</text:p>
      <text:p text:style-name="P9"><text:s text:c="8"/><text:span text:style-name="T5">return </text:span>$this-&gt;getShippingAddress();</text:p>
      <text:p text:style-name="P8"><text:s text:c="4"/>}</text:p>
      <text:p text:style-name="P6"/>
      <text:list xml:id="list36457700" text:continue-numbering="true" text:style-name="L1">
        <text:list-header>
          <text:p text:style-name="P15">4. Nowa strona dostępna jest pod adresem:</text:p>
        </text:list-header>
      </text:list>
      <text:p text:style-name="P6"/>
      <text:p text:style-name="P13"><text:a xlink:type="simple" xlink:href="http://shop.localhost/app_dev.php/dashboard/product"><text:span text:style-name="T6">http://shop.localhost/app_dev.php/dashboard/product</text:span></text:a></text:p>
      <text:p text:style-name="P13"><text:a xlink:type="simple" xlink:href="http://shop.localhost/app.php/dashboard/product"><text:span text:style-name="T6">http://shop.localhost/app.php/dashboard/product</text:span></text:a></text:p>
      <text:p text:style-name="P6"/>
      <text:p text:style-name="P6"/>
      <text:p text:style-name="P6"/>
      <text:p text:style-name="P6"/>
      <text:p text:style-name="P6"/>
      <text:p text:style-name="P7"><text:soft-page-break/>Podsumowanie</text:p>
      <text:p text:style-name="P6"/>
      <text:p text:style-name="P4">php app/console doctrine:database:create</text:p>
      <text:p text:style-name="P4">php app/console doctrine:generate:entities ApplicationShopAdminBundle</text:p>
      <text:p text:style-name="P4">php app/console doctrine:schema:update –force</text:p>
      <text:p text:style-name="P4">php app/console doctrine:fixtures:load</text:p>
      <text:p text:style-name="P4"/>
      <text:p text:style-name="P4">php app/console doctrine:generate:crud </text:p>
      <text:p text:style-name="P4">--entity=ApplicationShopAdminBundle:Product </text:p>
      <text:p text:style-name="P4">--route-prefix=application_product </text:p>
      <text:p text:style-name="P4">--with-write </text:p>
      <text:p text:style-name="P4">--format=yml</text:p>
      <text:p text:style-name="P6"/>
      <text:p text:style-name="P12">Polecenia mogą zostać użytę, ale trzeba zakomentować:</text:p>
      <text:p text:style-name="P4">php app/console doctrine:database:create</text:p>
      <text:p text:style-name="P4">php app/console doctrine:schema:update –force</text:p>
      <text:p text:style-name="P4"/>
      <text:p text:style-name="P12">app\AppKernel.php</text:p>
      <text:p text:style-name="P4"/>
      <text:p text:style-name="P5"><text:span text:style-name="T2"><text:s text:c="8"/>$bundles = </text:span><text:span text:style-name="T7">array</text:span><text:span text:style-name="T2">(</text:span></text:p>
      <text:p text:style-name="P1">...</text:p>
      <text:p text:style-name="P10"><text:span text:style-name="T2"><text:s text:c="12"/>//</text:span><text:span text:style-name="T8">new </text:span><text:span text:style-name="T2">Application\ShopAdminBundle\ApplicationShopAdminBundle(),</text:span></text:p>
      <text:p text:style-name="P1"><text:s text:c="8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28S</meta:editing-duration>
    <meta:editing-cycles>4</meta:editing-cycles>
    <meta:generator>OpenOffice.org/3.3$Win32 OpenOffice.org_project/330m20$Build-9567</meta:generator>
    <dc:date>2015-08-12T16:28:59.05</dc:date>
    <dc:creator>szymon idczak</dc:creator>
    <meta:document-statistic meta:table-count="0" meta:image-count="0" meta:object-count="0" meta:page-count="2" meta:paragraph-count="58" meta:word-count="136" meta:character-count="2373"/>
    <meta:user-defined meta:name="Info 1"/>
    <meta:user-defined meta:name="Info 2"/>
    <meta:user-defined meta:name="Info 3"/>
    <meta:user-defined meta:name="Info 4"/>
  </office:meta>
</office:document-meta>
</file>